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3.226in" svg:height="3.5429in" svg:x="35.2012in" svg:y="29.663in">
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6.302in" svg:height="3.5335in" svg:x="28.6831in" svg:y="29.5681in">
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1" draw:name="MNV P-domain" draw:style-name="gr1" draw:text-style-name="P1" svg:width="3.0272in" svg:height="3.5429in" svg:x="10.3654in" svg:y="48in">
            <draw:object draw:notify-on-update-of-ranges="Tabelle1.E270:Tabelle1.E274 Tabelle1.F269:Tabelle1.F269 Tabelle1.F270:Tabelle1.F274 Tabelle1.F270:Tabelle1.F274 Tabelle1.H269:Tabelle1.H269 Tabelle1.H270:Tabelle1.H274 Tabelle1.H270:Tabelle1.H274 Tabelle1.G269:Tabelle1.G269 Tabelle1.G270:Tabelle1.G274 Tabelle1.G270:Tabelle1.G274 Tabelle1.K269:Tabelle1.K269 Tabelle1.K270:Tabelle1.K274 Tabelle1.K270:Tabelle1.K2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2" draw:name="MNV P-domain_0" draw:style-name="gr1" draw:text-style-name="P1" svg:width="3.0272in" svg:height="3.5429in" svg:x="13.8106in" svg:y="47.9902in">
            <draw:object draw:notify-on-update-of-ranges="Tabelle1.E270:Tabelle1.E274 Tabelle1.F269:Tabelle1.F269 Tabelle1.F277:Tabelle1.F281 Tabelle1.H269:Tabelle1.H269 Tabelle1.H277:Tabelle1.H281 Tabelle1.G269:Tabelle1.G269 Tabelle1.G277:Tabelle1.G281 Tabelle1.K269:Tabelle1.K269 Tabelle1.K277:Tabelle1.K2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3" draw:name="MNV P-domain_1" draw:style-name="gr1" draw:text-style-name="P1" svg:width="3.0272in" svg:height="3.5429in" svg:x="17.1398in" svg:y="48.1016in">
            <draw:object draw:notify-on-update-of-ranges="Tabelle1.E285:Tabelle1.E289 Tabelle1.F269:Tabelle1.F269 Tabelle1.F285:Tabelle1.F289 Tabelle1.H269:Tabelle1.H269 Tabelle1.H285:Tabelle1.H289 Tabelle1.G269:Tabelle1.G269 Tabelle1.G285:Tabelle1.G289 Tabelle1.K269:Tabelle1.K269 Tabelle1.K285:Tabelle1.K28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table:number-columns-repeated="13"/>
          <table:table-cell>
            <draw:frame draw:z-index="12" draw:style-name="gr1" draw:text-style-name="P1" svg:width="3.0531in" svg:height="2.2984in" svg:x="0.5413in" svg:y="0.165in">
              <draw:object draw:notify-on-update-of-ranges="Tabelle1.K5:Tabelle1.K11 Tabelle1.I243:Tabelle1.I243 Tabelle1.L5:Tabelle1.L11 Tabelle1.J243:Tabelle1.J243 Tabelle1.M5:Tabelle1.M1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3"/>
          <table:table-cell>
            <draw:frame draw:z-index="24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7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  <table:table-cell table:number-columns-repeated="2"/>
          <table:table-cell office:value-type="string" calcext:value-type="string">
            <text:p>HuNoV PD with preassignments</text:p>
          </table:table-cell>
          <table:table-cell/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5" table:formula="of:=[.AV5]/[.AW5]" office:value-type="float" office:value="0.516129032258065" calcext:value-type="float">
            <text:p>0.516129032258065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  <table:table-cell table:number-columns-repeated="4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AV6]/[.AW6]" office:value-type="float" office:value="0.552631578947369" calcext:value-type="float">
            <text:p>0.552631578947369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AV7]/[.AW7]" office:value-type="float" office:value="0.484848484848485" calcext:value-type="float">
            <text:p>0.484848484848485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5" table:formula="of:=[.AV7]/[.AW7]" office:value-type="float" office:value="0.484848484848485" calcext:value-type="float">
            <text:p>0.484848484848485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AV9]/[.AW9]" office:value-type="float" office:value="0.627906976744186" calcext:value-type="float">
            <text:p>0.627906976744186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AV10]/[.AW10]" office:value-type="float" office:value="0.627906976744186" calcext:value-type="float">
            <text:p>0.627906976744186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AV11]/[.AW11]" office:value-type="float" office:value="0.627906976744186" calcext:value-type="float">
            <text:p>0.627906976744186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45"/>
        </table:table-row>
        <table:table-row table:style-name="ro1" table:number-rows-repeated="5">
          <table:table-cell table:number-columns-repeated="50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style-name="ce6" table:formula="of:=[.C19]/[.D19]" office:value-type="float" office:value="0.47008547008547" calcext:value-type="float">
            <text:p>0.4700854700854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>
            <draw:frame draw:z-index="13" draw:style-name="gr1" draw:text-style-name="P1" svg:width="3.0531in" svg:height="2.2984in" svg:x="0.1291in" svg:y="0.0252in">
              <draw:object draw:notify-on-update-of-ranges="Tabelle1.K20:Tabelle1.K26 Tabelle1.I243:Tabelle1.I243 Tabelle1.L20:Tabelle1.L26 Tabelle1.J243:Tabelle1.J243 Tabelle1.M20:Tabelle1.M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style-name="ce1" table:formula="of:=[.C20]/[.D20]" office:value-type="float" office:value="0.476190476190476" calcext:value-type="float">
            <text:p>0.4761904761904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style-name="ce5" table:formula="of:=[.C21]/[.D21]" office:value-type="float" office:value="0.419354838709677" calcext:value-type="float">
            <text:p>0.4193548387096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style-name="ce5" table:formula="of:=[.C22]/[.D22]" office:value-type="float" office:value="0.430769230769231" calcext:value-type="float">
            <text:p>0.4307692307692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6" table:formula="of:=[.C23]/[.D23]" office:value-type="float" office:value="0.435483870967742" calcext:value-type="float">
            <text:p>0.4354838709677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4]/[.D24]" office:value-type="float" office:value="0.418604651162791" calcext:value-type="float">
            <text:p>0.4186046511627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formula="of:=[.C25]/[.D25]" office:value-type="float" office:value="0.419847328244275" calcext:value-type="float">
            <text:p>0.419847328244275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4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34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34"/>
        </table:table-row>
        <table:table-row table:style-name="ro1" table:number-rows-repeated="2">
          <table:table-cell table:number-columns-repeated="9"/>
          <table:table-cell table:style-name="ce5" table:number-columns-repeated="7"/>
          <table:table-cell table:number-columns-repeated="34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 table:number-columns-repeated="3"/>
          <table:table-cell table:number-columns-repeated="34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34"/>
        </table:table-row>
        <table:table-row table:style-name="ro1">
          <table:table-cell table:number-columns-repeated="9"/>
          <table:table-cell table:style-name="ce5" table:number-columns-repeated="5"/>
          <table:table-cell table:style-name="ce5">
            <draw:frame draw:z-index="14" draw:style-name="gr1" draw:text-style-name="P1" svg:width="3.0531in" svg:height="2.2984in" svg:x="0.1165in" svg:y="0.1654in">
              <draw:object draw:notify-on-update-of-ranges="Tabelle1.K38:Tabelle1.K44 Tabelle1.I243:Tabelle1.I243 Tabelle1.L38:Tabelle1.L44 Tabelle1.J243:Tabelle1.J243 Tabelle1.M38:Tabelle1.M44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5"/>
          <table:table-cell table:number-columns-repeated="34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34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34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34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5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6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7"/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34"/>
        </table:table-row>
        <table:table-row table:style-name="ro1" table:number-rows-repeated="10">
          <table:table-cell table:number-columns-repeated="50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style-name="ce5">
            <draw:frame draw:z-index="15" draw:style-name="gr1" draw:text-style-name="P1" svg:width="3.0531in" svg:height="2.2984in" svg:x="0.0004in" svg:y="0in">
              <draw:object draw:notify-on-update-of-ranges="Tabelle1.K62:Tabelle1.K68 Tabelle1.I243:Tabelle1.I243 Tabelle1.L62:Tabelle1.L68 Tabelle1.J243:Tabelle1.J243 Tabelle1.M62:Tabelle1.M6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5" table:number-columns-repeated="5"/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26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26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0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30"/>
        </table:table-row>
        <table:table-row table:style-name="ro1" table:number-rows-repeated="5">
          <table:table-cell table:number-columns-repeated="11"/>
          <table:table-cell table:style-name="ce5" table:number-columns-repeated="9"/>
          <table:table-cell table:number-columns-repeated="30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16" draw:style-name="gr1" draw:text-style-name="P1" svg:width="3.0531in" svg:height="2.2984in" svg:x="0.7091in" svg:y="0.1272in">
              <draw:object draw:notify-on-update-of-ranges="Tabelle1.K80:Tabelle1.K86 Tabelle1.I243:Tabelle1.I243 Tabelle1.L80:Tabelle1.L86 Tabelle1.J243:Tabelle1.J243 Tabelle1.M80:Tabelle1.M8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" table:number-columns-repeated="6"/>
          <table:table-cell table:number-columns-repeated="30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31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6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26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 table:number-rows-repeated="8">
          <table:table-cell table:number-columns-repeated="11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>
            <draw:frame draw:z-index="17" draw:style-name="gr1" draw:text-style-name="P1" svg:width="3.0531in" svg:height="2.2984in" svg:x="0.0004in" svg:y="0in">
              <draw:object draw:notify-on-update-of-ranges="Tabelle1.K99:Tabelle1.K105 Tabelle1.I243:Tabelle1.I243 Tabelle1.L99:Tabelle1.L105 Tabelle1.J243:Tabelle1.J243 Tabelle1.M99:Tabelle1.M10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style-name="ce5" table:number-columns-repeated="5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11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4"/>
          <table:table-cell table:style-name="ce5"/>
          <table:table-cell table:number-columns-repeated="5"/>
          <table:table-cell table:style-name="ce5" table:number-columns-repeated="12"/>
          <table:table-cell table:number-columns-repeated="13"/>
        </table:table-row>
        <table:table-row table:style-name="ro1" table:number-rows-repeated="7">
          <table:table-cell table:number-columns-repeated="25"/>
          <table:table-cell table:style-name="ce5" table:number-columns-repeated="12"/>
          <table:table-cell table:number-columns-repeated="13"/>
        </table:table-row>
        <table:table-row table:style-name="ro1" table:number-rows-repeated="3">
          <table:table-cell table:number-columns-repeated="11"/>
          <table:table-cell table:style-name="ce5" table:number-columns-repeated="8"/>
          <table:table-cell table:number-columns-repeated="31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2"/>
          <table:table-cell table:style-name="ce5">
            <draw:frame draw:z-index="18" draw:style-name="gr1" draw:text-style-name="P1" svg:width="3.0531in" svg:height="2.2984in" svg:x="0in" svg:y="0in">
              <draw:object draw:notify-on-update-of-ranges="Tabelle1.K120:Tabelle1.K126 Tabelle1.I243:Tabelle1.I243 Tabelle1.L120:Tabelle1.L126 Tabelle1.J243:Tabelle1.J243 Tabelle1.M120:Tabelle1.M1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/>
          <table:table-cell table:style-name="ce11" office:value-type="string" calcext:value-type="string">
            <text:p>EIN 0.1 steps size</text:p>
          </table:table-cell>
          <table:table-cell office:value-type="string" calcext:value-type="string">
            <text:p>3 to 7.0 Å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6" table:formula="of:=[.W118]/[.X118]" office:value-type="float" office:value="0.575757575757576" calcext:value-type="float">
            <text:p>0.575757575757576</text:p>
          </table:table-cell>
          <table:table-cell table:number-columns-repeated="2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table:formula="of:=[.W119]/[.X119]" office:value-type="float" office:value="0.469387755102041" calcext:value-type="float">
            <text:p>0.469387755102041</text:p>
          </table:table-cell>
          <table:table-cell table:number-columns-repeated="25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1" table:formula="of:=[.W120]/[.X120]" office:value-type="float" office:value="0.462962962962963" calcext:value-type="float">
            <text:p>0.46296296296296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5" table:formula="of:=[.W121]/[.X121]" office:value-type="float" office:value="0.462962962962963" calcext:value-type="float">
            <text:p>0.46296296296296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5" table:formula="of:=[.W122]/[.X122]" office:value-type="float" office:value="0.428571428571429" calcext:value-type="float">
            <text:p>0.42857142857142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" table:formula="of:=[.W123]/[.X123]" office:value-type="float" office:value="0.415094339622642" calcext:value-type="float">
            <text:p>0.4150943396226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5" table:formula="of:=[.W124]/[.X124]" office:value-type="float" office:value="0.396551724137931" calcext:value-type="float">
            <text:p>0.396551724137931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3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31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31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6"/>
          <table:table-cell table:number-columns-repeated="31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style-name="ce5">
            <draw:frame draw:z-index="19" draw:style-name="gr1" draw:text-style-name="P1" svg:width="3.0531in" svg:height="2.2984in" svg:x="0.0004in" svg:y="0.0004in">
              <draw:object draw:notify-on-update-of-ranges="Tabelle1.K136:Tabelle1.K142 Tabelle1.I243:Tabelle1.I243 Tabelle1.L136:Tabelle1.L142 Tabelle1.J243:Tabelle1.J243 Tabelle1.M136:Tabelle1.M142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style-name="ce5" table:number-columns-repeated="4"/>
          <table:table-cell table:number-columns-repeated="31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11" office:value-type="string" calcext:value-type="string">
            <text:p>MrsB0.1 steps size</text:p>
          </table:table-cell>
          <table:table-cell office:value-type="string" calcext:value-type="string">
            <text:p>3 to 7.0 Å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table:formula="of:=[.W136]/[.X136]" office:value-type="float" office:value="0.428571428571429" calcext:value-type="float">
            <text:p>0.42857142857142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table:formula="of:=[.W137]/[.X137]" office:value-type="float" office:value="0.454545454545455" calcext:value-type="float">
            <text:p>0.4545454545454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5" table:formula="of:=[.W138]/[.X138]" office:value-type="float" office:value="0.384615384615385" calcext:value-type="float">
            <text:p>0.38461538461538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39]/[.X139]" office:value-type="float" office:value="0.4" calcext:value-type="float">
            <text:p>0.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40]/[.X140]" office:value-type="float" office:value="0.4" calcext:value-type="float">
            <text:p>0.4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W141]/[.X141]" office:value-type="float" office:value="0.466666666666667" calcext:value-type="float">
            <text:p>0.46666666666666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W142]/[.X142]" office:value-type="float" office:value="0.466666666666667" calcext:value-type="float">
            <text:p>0.466666666666667</text:p>
          </table:table-cell>
          <table:table-cell table:number-columns-repeated="25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31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13"/>
          <table:table-cell>
            <draw:frame draw:z-index="20" draw:style-name="gr1" draw:text-style-name="P1" svg:width="3.0531in" svg:height="2.2984in" svg:x="0.8114in" svg:y="0.0972in">
              <draw:object draw:notify-on-update-of-ranges="Tabelle1.K158:Tabelle1.K164 Tabelle1.I243:Tabelle1.I243 Tabelle1.L158:Tabelle1.L164 Tabelle1.J243:Tabelle1.J243 Tabelle1.M158:Tabelle1.M164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36"/>
        </table:table-row>
        <table:table-row table:style-name="ro1">
          <table:table-cell table:number-columns-repeated="20"/>
          <table:table-cell table:style-name="ce11" office:value-type="string" calcext:value-type="string">
            <text:p>Ubi0.1 steps size</text:p>
          </table:table-cell>
          <table:table-cell office:value-type="string" calcext:value-type="string">
            <text:p>3 to 7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table:formula="of:=[.W153]/[.X153]" office:value-type="float" office:value="0.583333333333333" calcext:value-type="float">
            <text:p>0.583333333333333</text:p>
          </table:table-cell>
          <table:table-cell table:number-columns-repeated="25"/>
        </table:table-row>
        <table:table-row table:style-name="ro1">
          <table:table-cell table:number-columns-repeated="20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4]/[.X154]" office:value-type="float" office:value="0.583333333333333" calcext:value-type="float">
            <text:p>0.583333333333333</text:p>
          </table:table-cell>
          <table:table-cell table:number-columns-repeated="25"/>
        </table:table-row>
        <table:table-row table:style-name="ro1">
          <table:table-cell table:number-columns-repeated="21"/>
          <table:table-cell office:value-type="string" calcext:value-type="string">
            <text:p>3 to 8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5]/[.X155]" office:value-type="float" office:value="0.583333333333333" calcext:value-type="float">
            <text:p>0.58333333333333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0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6]/[.X156]" office:value-type="float" office:value="0.545454545454545" calcext:value-type="float">
            <text:p>0.545454545454545</text:p>
          </table:table-cell>
          <table:table-cell table:number-columns-repeated="2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7]/[.X157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2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8]/[.X158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9]/[.X159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2"/>
        </table:table-row>
        <table:table-row table:style-name="ro1" table:number-rows-repeated="2">
          <table:table-cell table:number-columns-repeated="22"/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13"/>
          <table:table-cell>
            <draw:frame draw:z-index="21" draw:style-name="gr1" draw:text-style-name="P1" svg:width="3.0531in" svg:height="2.2984in" svg:x="0.7606in" svg:y="0.1657in">
              <draw:object draw:notify-on-update-of-ranges="Tabelle1.K171:Tabelle1.K177 Tabelle1.I243:Tabelle1.I243 Tabelle1.L171:Tabelle1.L177 Tabelle1.J243:Tabelle1.J243 Tabelle1.M171:Tabelle1.M177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22"/>
          <table:table-cell table:style-name="ce5" table:number-columns-repeated="3"/>
          <table:table-cell table:number-columns-repeated="3"/>
          <table:table-cell table:style-name="ce5" table:number-columns-repeated="2"/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8"/>
          <table:table-cell table:style-name="ce2" office:value-type="string" calcext:value-type="string">
            <text:p>a7a7_ABC_cha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V169]/[.W169]" office:value-type="float" office:value="0.0769230769230769" calcext:value-type="float">
            <text:p>0.0769230769230769</text:p>
          </table:table-cell>
          <table:table-cell table:style-name="ce5"/>
          <table:table-cell table:style-name="ce2" office:value-type="string" calcext:value-type="string">
            <text:p>a7a7_ABC_chain 0.1 step 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B169]/[.AC169]" office:value-type="float" office:value="0.0769230769230769" calcext:value-type="float">
            <text:p>0.0769230769230769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6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V170]/[.W170]" office:value-type="float" office:value="0.117647058823529" calcext:value-type="float">
            <text:p>0.117647058823529</text:p>
          </table:table-cell>
          <table:table-cell table:style-name="ce5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AB170]/[.AC170]" office:value-type="float" office:value="0.0909090909090909" calcext:value-type="float">
            <text:p>0.0909090909090909</text:p>
          </table:table-cell>
          <table:table-cell table:number-columns-repeated="20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V171]/[.W171]" office:value-type="float" office:value="0.170731707317073" calcext:value-type="float">
            <text:p>0.170731707317073</text:p>
          </table:table-cell>
          <table:table-cell table:style-name="ce5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AB171]/[.AC171]" office:value-type="float" office:value="0.166666666666667" calcext:value-type="float">
            <text:p>0.166666666666667</text:p>
          </table:table-cell>
          <table:table-cell table:number-columns-repeated="20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style-name="ce6" table:formula="of:=[.V172]/[.W172]" office:value-type="float" office:value="0.372093023255814" calcext:value-type="float">
            <text:p>0.372093023255814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style-name="ce5" table:formula="of:=[.AB172]/[.AC172]" office:value-type="float" office:value="0.244444444444444" calcext:value-type="float">
            <text:p>0.2444444444444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style-name="ce6" table:formula="of:=[.V173]/[.W173]" office:value-type="float" office:value="0.355555555555556" calcext:value-type="float">
            <text:p>0.3555555555555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AB173]/[.AC173]" office:value-type="float" office:value="0.377777777777778" calcext:value-type="float">
            <text:p>0.3777777777777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V174]/[.W17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6" table:formula="of:=[.AB174]/[.AC174]" office:value-type="float" office:value="0.275" calcext:value-type="float">
            <text:p>0.2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table:formula="of:=[.V175]/[.W175]" office:value-type="float" office:value="0.428571428571429" calcext:value-type="float">
            <text:p>0.4285714285714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1" table:formula="of:=[.AB175]/[.AC175]" office:value-type="float" office:value="0.378378378378378" calcext:value-type="float">
            <text:p>0.3783783783783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3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33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7"/>
          <table:table-cell table:number-columns-repeated="33"/>
        </table:table-row>
        <table:table-row table:style-name="ro1" table:number-rows-repeated="4">
          <table:table-cell table:number-columns-repeated="10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6"/>
          <table:table-cell>
            <draw:frame draw:z-index="25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10"/>
          <table:table-cell table:style-name="ce5" table:number-columns-repeated="4"/>
          <table:table-cell table:style-name="ce5">
            <draw:frame draw:z-index="26" draw:style-name="gr1" draw:text-style-name="P1" svg:width="3.0531in" svg:height="2.2984in" svg:x="0.4098in" svg:y="0.1531in">
              <draw:object draw:notify-on-update-of-ranges="Tabelle1.L188:Tabelle1.L194 Tabelle1.I243:Tabelle1.I243 Tabelle1.M188:Tabelle1.M194 Tabelle1.J243:Tabelle1.J243 Tabelle1.N188:Tabelle1.N194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ce5" table:number-columns-repeated="2"/>
          <table:table-cell table:number-columns-repeated="33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14"/>
          <table:table-cell>
            <draw:frame draw:z-index="22" draw:style-name="gr1" draw:text-style-name="P1" svg:width="6.302in" svg:height="3.5335in" svg:x="0.8264in" svg:y="0.076in">
  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2"/>
          <table:table-cell>
            <draw:frame draw:z-index="23" draw:style-name="gr1" draw:text-style-name="P1" svg:width="3.226in" svg:height="3.5429in" svg:x="0.7091in" svg:y="0.0161in">
  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3"/>
        </table:table-row>
        <table:table-row table:style-name="ro1">
          <table:table-cell table:number-columns-repeated="10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33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6"/>
          <table:table-cell>
            <draw:frame draw:z-index="27" draw:style-name="gr1" draw:text-style-name="P1" svg:width="2.8315in" svg:height="2.3614in" svg:x="0.3807in" svg:y="0.05in">
              <draw:object draw:notify-on-update-of-ranges="Tabelle1.C186:Tabelle1.C192 Tabelle1.F200:Tabelle1.F20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mUGP APO (repleced MSE for seleno methionine with MET, foublechecked with holo pdb)</text:p>
          </table:table-cell>
          <table:table-cell table:number-columns-repeated="7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D200]/[.E200]" office:value-type="float" office:value="0.197674418604651" calcext:value-type="float">
            <text:p>0.197674418604651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style-name="ce6" table:formula="of:=[.D201]/[.E201]" office:value-type="float" office:value="0.232876712328767" calcext:value-type="float">
            <text:p>0.232876712328767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" table:formula="of:=[.D202]/[.E202]" office:value-type="float" office:value="0.228571428571429" calcext:value-type="float">
            <text:p>0.228571428571429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[.D203]/[.E203]" office:value-type="float" office:value="0.176470588235294" calcext:value-type="float">
            <text:p>0.176470588235294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style-name="ce5" table:formula="of:=[.D204]/[.E204]" office:value-type="float" office:value="0.202380952380952" calcext:value-type="float">
            <text:p>0.202380952380952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1" table:formula="of:=[.D205]/[.E205]" office:value-type="float" office:value="0.213333333333333" calcext:value-type="float">
            <text:p>0.213333333333333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5" table:formula="of:=[.D206]/[.E206]" office:value-type="float" office:value="0.211764705882353" calcext:value-type="float">
            <text:p>0.211764705882353</text:p>
          </table:table-cell>
          <table:table-cell table:number-columns-repeated="44"/>
        </table:table-row>
        <table:table-row table:style-name="ro1" table:number-rows-repeated="2">
          <table:table-cell table:number-columns-repeated="50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7"/>
          <table:table-cell table:number-columns-repeated="33"/>
        </table:table-row>
        <table:table-row table:style-name="ro1">
          <table:table-cell table:number-columns-repeated="16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2)</text:p>
          </table:table-cell>
          <table:table-cell table:number-columns-repeated="6"/>
          <table:table-cell office:value-type="string" calcext:value-type="string">
            <text:p>3 cut off merge coomon assignments top3 opt pars (min cluster=2, 0.1 Ang step)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Ubiquitin</text:p>
          </table:table-cell>
          <table:table-cell table:formula="of:=[.L214]-[.K214]-[.J214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14]-[.L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table:formula="of:=[.S214]-[.R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14]-[.S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14]-[.Z214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T214]-[.AG214]" office:value-type="float" office:value="-15" calcext:value-type="float">
            <text:p>-15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rsB</text:p>
          </table:table-cell>
          <table:table-cell table:formula="of:=[.L215]-[.K215]-[.J21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15]-[.L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formula="of:=[.S215]-[.R2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15]-[.S215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15]-[.Z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15]-[.AG2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EIN1</text:p>
          </table:table-cell>
          <table:table-cell table:formula="of:=[.L216]-[.K216]-[.J216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M216]-[.L216]" office:value-type="float" office:value="18" calcext:value-type="float">
            <text:p>18</text:p>
          </table:table-cell>
          <table:table-cell/>
          <table:table-cell office:value-type="string" calcext:value-type="string">
            <text:p>EIN1</text:p>
          </table:table-cell>
          <table:table-cell table:formula="of:=[.S216]-[.R21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16]-[.S216]" office:value-type="float" office:value="38" calcext:value-type="float">
            <text:p>38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M216]-[.Z216]" office:value-type="float" office:value="32" calcext:value-type="float">
            <text:p>32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T216]-[.AG216]" office:value-type="float" office:value="-58" calcext:value-type="float">
            <text:p>-5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TCase</text:p>
          </table:table-cell>
          <table:table-cell table:formula="of:=[.L217]-[.K217]-[.J217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M217]-[.L217]" office:value-type="float" office:value="2" calcext:value-type="float">
            <text:p>2</text:p>
          </table:table-cell>
          <table:table-cell/>
          <table:table-cell office:value-type="string" calcext:value-type="string">
            <text:p>atcase_fix</text:p>
          </table:table-cell>
          <table:table-cell table:formula="of:=[.S217]-[.R2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17]-[.S217]" office:value-type="float" office:value="31" calcext:value-type="float">
            <text:p>31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17]-[.Z217]" office:value-type="float" office:value="28" calcext:value-type="float">
            <text:p>28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T217]-[.AG217]" office:value-type="float" office:value="-12" calcext:value-type="float">
            <text:p>-1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BP</text:p>
          </table:table-cell>
          <table:table-cell table:formula="of:=[.L218]-[.K218]-[.J218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M218]-[.L218]" office:value-type="float" office:value="7" calcext:value-type="float">
            <text:p>7</text:p>
          </table:table-cell>
          <table:table-cell/>
          <table:table-cell office:value-type="string" calcext:value-type="string">
            <text:p>MBP</text:p>
          </table:table-cell>
          <table:table-cell table:formula="of:=[.S218]-[.R218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8]-[.S218]" office:value-type="float" office:value="35" calcext:value-type="float">
            <text:p>3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M218]-[.Z218]" office:value-type="float" office:value="11" calcext:value-type="float">
            <text:p>1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18]-[.AG218]" office:value-type="float" office:value="-48" calcext:value-type="float">
            <text:p>-4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SG</text:p>
          </table:table-cell>
          <table:table-cell table:formula="of:=[.L219]-[.K219]-[.J219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9]-[.L219]" office:value-type="float" office:value="32" calcext:value-type="float">
            <text:p>32</text:p>
          </table:table-cell>
          <table:table-cell/>
          <table:table-cell office:value-type="string" calcext:value-type="string">
            <text:p>MSG</text:p>
          </table:table-cell>
          <table:table-cell table:formula="of:=[.S219]-[.R219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9]-[.S219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9]-[.Z219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T219]-[.AG219]" office:value-type="float" office:value="-101" calcext:value-type="float">
            <text:p>-10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7a7</text:p>
          </table:table-cell>
          <table:table-cell table:formula="of:=[.L220]-[.K220]-[.J22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20]-[.L220]" office:value-type="float" office:value="8" calcext:value-type="float">
            <text:p>8</text:p>
          </table:table-cell>
          <table:table-cell/>
          <table:table-cell office:value-type="string" calcext:value-type="string">
            <text:p>A7a7_8_5</text:p>
          </table:table-cell>
          <table:table-cell table:formula="of:=[.S220]-[.R2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20]-[.S220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20]-[.Z220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20]-[.AG2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HuNoV P-domain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/>
          <table:table-cell office:value-type="string" calcext:value-type="string">
            <text:p>HuNoV P-domain</text:p>
          </table:table-cell>
          <table:table-cell table:formula="of:=[.S221]-[.R22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21]-[.S221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21]-[.Z221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21]-[.AG221]" office:value-type="float" office:value="-61" calcext:value-type="float">
            <text:p>-6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NV P-domain</text:p>
          </table:table-cell>
          <table:table-cell table:formula="of:=[.L222]-[.K222]-[.J2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22]-[.L222]" office:value-type="float" office:value="26" calcext:value-type="float">
            <text:p>26</text:p>
          </table:table-cell>
          <table:table-cell/>
          <table:table-cell office:value-type="string" calcext:value-type="string">
            <text:p>MNV P-domain</text:p>
          </table:table-cell>
          <table:table-cell table:formula="of:=[.S222]-[.R2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22]-[.S222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22]-[.Z222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22]-[.AG222]" office:value-type="float" office:value="-49" calcext:value-type="float">
            <text:p>-49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LmUGP</text:p>
          </table:table-cell>
          <table:table-cell table:formula="of:=[.L223]-[.K223]-[.J223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[.M223]-[.L223]" office:value-type="float" office:value="31" calcext:value-type="float">
            <text:p>31</text:p>
          </table:table-cell>
          <table:table-cell/>
          <table:table-cell office:value-type="string" calcext:value-type="string">
            <text:p>LmUGP</text:p>
          </table:table-cell>
          <table:table-cell table:formula="of:=[.S223]-[.R223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23]-[.S223]" office:value-type="float" office:value="77" calcext:value-type="float">
            <text:p>7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23]-[.Z223]" office:value-type="float" office:value="60" calcext:value-type="float">
            <text:p>60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23]-[.AG2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24]-[.Z224]"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 preassignment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out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out preassignments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4"/>
        </table:table-row>
        <table:table-row table:style-name="ro1" table:number-rows-repeated="7"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12"/>
          <table:table-cell office:value-type="string" calcext:value-type="string">
            <text:p>HuNoV P-domain sNoes removed or added 5%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/>
          <table:table-cell>
            <draw:frame draw:z-index="28" draw:name="MNV P-domain 1" draw:style-name="gr1" draw:text-style-name="P1" svg:width="3.0244in" svg:height="3.5445in" svg:x="0.2543in" svg:y="0.1398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36]-[.K236]-[.J23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36]-[.L236]" office:value-type="float" office:value="15" calcext:value-type="float">
            <text:p>15</text:p>
          </table:table-cell>
          <table:table-cell table:number-columns-repeated="6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36]-[.X236]" office:value-type="float" office:value="33" calcext:value-type="float">
            <text:p>33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37]-[.K237]-[.J23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37]-[.L237]" office:value-type="float" office:value="18" calcext:value-type="float">
            <text:p>18</text:p>
          </table:table-cell>
          <table:table-cell table:number-columns-repeated="5"/>
          <table:table-cell>
            <draw:frame draw:z-index="30" draw:style-name="gr1" draw:text-style-name="P1" svg:width="3.226in" svg:height="3.5429in" svg:x="0.4177in" svg:y="0.1366in">
              <draw:object draw:notify-on-update-of-ranges="Tabelle1.H252:Tabelle1.H254 Tabelle1.I243:Tabelle1.I243 Tabelle1.I252:Tabelle1.I254 Tabelle1.J243:Tabelle1.J243 Tabelle1.J252:Tabelle1.J254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37]-[.X237]" office:value-type="float" office:value="19" calcext:value-type="float">
            <text:p>19</text:p>
          </table:table-cell>
          <table:table-cell/>
          <table:table-cell>
            <draw:frame draw:z-index="29" draw:style-name="gr1" draw:text-style-name="P1" svg:width="3.226in" svg:height="3.5429in" svg:x="-0.0004in" svg:y="0.0004in">
              <draw:object draw:notify-on-update-of-ranges="Tabelle1.U236:Tabelle1.U238 Tabelle1.V235:Tabelle1.V235 Tabelle1.V236:Tabelle1.V238 Tabelle1.W235:Tabelle1.W235 Tabelle1.W236:Tabelle1.W23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5"/>
          <table:table-cell table:number-columns-repeated="13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38]-[.X238]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38"/>
        </table:table-row>
        <table:table-row table:style-name="ro1">
          <table:table-cell table:number-columns-repeated="6"/>
          <table:table-cell table:style-name="ce5"/>
          <table:table-cell table:number-columns-repeated="43"/>
        </table:table-row>
        <table:table-row table:style-name="ro1">
          <table:table-cell table:number-columns-repeated="9"/>
          <table:table-cell office:value-type="string" calcext:value-type="string">
            <text:p>alle cluster größer 5 oder mit PCS 9-5A</text:p>
          </table:table-cell>
          <table:table-cell table:number-columns-repeated="40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[.M244]-[.L244]"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45]-[.K245]-[.J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45]-[.L245]"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46]-[.K246]-[.J246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M246]-[.L246]"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office:value-type="string" calcext:value-type="string">
            <text:p>min cluster 2 mit PCS shared 8 8-5 9</text:p>
          </table:table-cell>
          <table:table-cell table:number-columns-repeated="40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table:formula="of:=[.L251]-[.K251]" office:value-type="float" office:value="75" calcext:value-type="float">
            <text:p>75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[.L252]-[.K252]"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53]-[.K253]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L254]-[.K254]" office:value-type="float" office:value="27" calcext:value-type="float">
            <text:p>27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3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40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table:formula="of:=[.L262]-[.K262]" office:value-type="float" office:value="29" calcext:value-type="float">
            <text:p>29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63]-[.K263]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[.L264]-[.K264]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L265]-[.K265]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LmUGP holo with preassignments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table:formula="of:=[.L266]-[.K266]" office:value-type="float" office:value="52" calcext:value-type="float">
            <text:p>52</text:p>
          </table:table-cell>
          <table:table-cell table:number-columns-repeated="3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70]-[.H270]-[.G270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70]-[.I270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1]-[.H271]-[.G271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1]-[.I271]" office:value-type="float" office:value="16" calcext:value-type="float">
            <text:p>16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2]-[.H272]-[.G272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2]-[.I272]" office:value-type="float" office:value="16" calcext:value-type="float">
            <text:p>16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73]-[.H273]-[.G27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3]-[.I273]" office:value-type="float" office:value="17" calcext:value-type="float">
            <text:p>17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74]-[.H274]-[.G27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4]-[.I274]" office:value-type="float" office:value="17" calcext:value-type="float">
            <text:p>17</text:p>
          </table:table-cell>
          <table:table-cell table:number-columns-repeated="39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77]-[.H277]-[.G277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7]-[.I277]" office:value-type="float" office:value="23" calcext:value-type="float">
            <text:p>23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8]-[.H278]-[.G278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8]-[.I278]" office:value-type="float" office:value="23" calcext:value-type="float">
            <text:p>23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9]-[.H279]-[.G279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79]-[.I279]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0]-[.H280]-[.G280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80]-[.I280]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1]-[.H281]-[.G281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table:formula="of:=[.J281]-[.I281]" office:value-type="float" office:value="41" calcext:value-type="float">
            <text:p>41</text:p>
          </table:table-cell>
          <table:table-cell table:number-columns-repeated="39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85]-[.H285]-[.G28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J285]-[.I285]" office:value-type="float" office:value="21" calcext:value-type="float">
            <text:p>21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86]-[.H286]-[.G28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J286]-[.I286]" office:value-type="float" office:value="19" calcext:value-type="float">
            <text:p>19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87]-[.H287]-[.G28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J287]-[.I287]" office:value-type="float" office:value="22" calcext:value-type="float">
            <text:p>22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8]-[.H288]-[.G288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J288]-[.I288]"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9]-[.H289]-[.G289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J289]-[.I289]" office:value-type="float" office:value="17" calcext:value-type="float">
            <text:p>17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5-02-08T19:48:37.183000000</dc:date>
    <meta:editing-duration>P4DT15H45M41S</meta:editing-duration>
    <meta:editing-cycles>60</meta:editing-cycles>
    <meta:document-statistic meta:table-count="1" meta:cell-count="1549" meta:object-count="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052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53cm" svg:width="6.907cm" svg:height="4.727cm">
          <chart:coordinate-region svg:x="0.976cm" svg:y="1.153cm" svg:width="6.074cm" svg:height="2.999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014cm" svg:y="0.252cm" chart:style-name="ch2">
          <text:p>LmUGP</text:p>
        </chart:title>
        <chart:legend chart:legend-position="end" svg:x="5.943cm" svg:y="2.371cm" style:legend-expansion="high" chart:style-name="ch3"/>
        <chart:plot-area chart:style-name="ch4" table:cell-range-address="Tabelle1.K20:Tabelle1.M26 Tabelle1.I243:Tabelle1.J243" chart:data-source-has-labels="both" svg:x="0.155cm" svg:y="1.147cm" svg:width="5.633cm" svg:height="4.576cm">
          <chart:coordinate-region svg:x="0.962cm" svg:y="1.346cm" svg:width="4.826cm" svg:height="3.73cm"/>
          <chart:axis chart:dimension="x" chart:name="primary-x" chart:style-name="ch5" chartooo:axis-type="auto">
            <chartooo:date-scale/>
            <chart:categories table:cell-range-address="Tabelle1.K20:Tabelle1.K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6" chart:label-cell-address="Tabelle1.I243:Tabelle1.I243" chart:class="chart:bar">
            <chart:data-point chart:repeated="7"/>
          </chart:series>
          <chart:series chart:style-name="ch9" chart:values-cell-range-address="Tabelle1.M20:Tabelle1.M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20:Tabelle1.K26</svg:desc>
                </draw:g>
              </table:table-cell>
              <table:table-cell office:value-type="float" office:value="76">
                <text:p>76</text:p>
                <draw:g>
                  <svg:desc>Tabelle1.L20:Tabelle1.L26</svg:desc>
                </draw:g>
              </table:table-cell>
              <table:table-cell office:value-type="float" office:value="4">
                <text:p>4</text:p>
                <draw:g>
                  <svg:desc>Tabelle1.M20:Tabelle1.M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52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53cm" svg:width="6.907cm" svg:height="4.727cm">
          <chart:coordinate-region svg:x="0.976cm" svg:y="1.153cm" svg:width="6.074cm" svg:height="2.999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2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41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53cm" svg:width="6.907cm" svg:height="4.727cm">
          <chart:coordinate-region svg:x="0.976cm" svg:y="1.38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81cm" svg:y="0.316cm" chart:style-name="ch2">
          <text:p>LmUGP</text:p>
        </chart:title>
        <chart:legend chart:legend-position="end" svg:x="4.977cm" svg:y="3.454cm" style:legend-expansion="high" chart:style-name="ch3"/>
        <chart:plot-area chart:style-name="ch4" table:cell-range-address="Tabelle1.E270:Tabelle1.E274 Tabelle1.F269:Tabelle1.H269 Tabelle1.F277:Tabelle1.H281 Tabelle1.K269:Tabelle1.K269 Tabelle1.K277:Tabelle1.K281" chart:data-source-has-labels="both" svg:x="0.153cm" svg:y="1.275cm" svg:width="4.671cm" svg:height="7.545cm">
          <chart:coordinate-region svg:x="0.96cm" svg:y="1.474cm" svg:width="3.864cm" svg:height="5.75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7:Tabelle1.F281" chart:label-cell-address="Tabelle1.F269:Tabelle1.F269" chart:class="chart:bar">
            <chart:data-point chart:repeated="5"/>
          </chart:series>
          <chart:series chart:style-name="ch9" chart:values-cell-range-address="Tabelle1.H277:Tabelle1.H281" chart:label-cell-address="Tabelle1.H269:Tabelle1.H269" chart:class="chart:bar">
            <chart:data-point chart:repeated="5"/>
          </chart:series>
          <chart:series chart:style-name="ch10" chart:values-cell-range-address="Tabelle1.G277:Tabelle1.G281" chart:label-cell-address="Tabelle1.G269:Tabelle1.G269" chart:class="chart:bar">
            <chart:data-point chart:repeated="5"/>
          </chart:series>
          <chart:series chart:style-name="ch11" chart:values-cell-range-address="Tabelle1.K277:Tabelle1.K281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132">
                <text:p>132</text:p>
                <draw:g>
                  <svg:desc>Tabelle1.F277:Tabelle1.F281</svg:desc>
                </draw:g>
              </table:table-cell>
              <table:table-cell office:value-type="float" office:value="5">
                <text:p>5</text:p>
                <draw:g>
                  <svg:desc>Tabelle1.H277:Tabelle1.H281</svg:desc>
                </draw:g>
              </table:table-cell>
              <table:table-cell office:value-type="float" office:value="3">
                <text:p>3</text:p>
                <draw:g>
                  <svg:desc>Tabelle1.G277:Tabelle1.G281</svg:desc>
                </draw:g>
              </table:table-cell>
              <table:table-cell office:value-type="float" office:value="23">
                <text:p>23</text:p>
                <draw:g>
                  <svg:desc>Tabelle1.K277:Tabelle1.K28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312cm" svg:y="0.316cm" chart:style-name="ch2">
          <text:p>GTB</text:p>
        </chart:title>
        <chart:legend chart:legend-position="end" svg:x="4.977cm" svg:y="3.454cm" style:legend-expansion="high" chart:style-name="ch3"/>
        <chart:plot-area chart:style-name="ch4" table:cell-range-address="Tabelle1.E285:Tabelle1.H289 Tabelle1.F269:Tabelle1.H269 Tabelle1.K269:Tabelle1.K269 Tabelle1.K285:Tabelle1.K289" chart:data-source-has-labels="both" svg:x="0.153cm" svg:y="1.275cm" svg:width="4.671cm" svg:height="7.545cm">
          <chart:coordinate-region svg:x="0.774cm" svg:y="1.474cm" svg:width="4.05cm" svg:height="5.75cm"/>
          <chart:axis chart:dimension="x" chart:name="primary-x" chart:style-name="ch5" chartooo:axis-type="auto">
            <chartooo:date-scale/>
            <chart:categories table:cell-range-address="Tabelle1.E285:Tabelle1.E2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85:Tabelle1.F289" chart:label-cell-address="Tabelle1.F269:Tabelle1.F269" chart:class="chart:bar">
            <chart:data-point chart:repeated="5"/>
          </chart:series>
          <chart:series chart:style-name="ch9" chart:values-cell-range-address="Tabelle1.H285:Tabelle1.H289" chart:label-cell-address="Tabelle1.H269:Tabelle1.H269" chart:class="chart:bar">
            <chart:data-point chart:repeated="5"/>
          </chart:series>
          <chart:series chart:style-name="ch10" chart:values-cell-range-address="Tabelle1.G285:Tabelle1.G289" chart:label-cell-address="Tabelle1.G269:Tabelle1.G269" chart:class="chart:bar">
            <chart:data-point chart:repeated="5"/>
          </chart:series>
          <chart:series chart:style-name="ch11" chart:values-cell-range-address="Tabelle1.K285:Tabelle1.K289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85:Tabelle1.E289</svg:desc>
                </draw:g>
              </table:table-cell>
              <table:table-cell office:value-type="float" office:value="57">
                <text:p>57</text:p>
                <draw:g>
                  <svg:desc>Tabelle1.F285:Tabelle1.F289</svg:desc>
                </draw:g>
              </table:table-cell>
              <table:table-cell office:value-type="float" office:value="1">
                <text:p>1</text:p>
                <draw:g>
                  <svg:desc>Tabelle1.H285:Tabelle1.H289</svg:desc>
                </draw:g>
              </table:table-cell>
              <table:table-cell office:value-type="float" office:value="4">
                <text:p>4</text:p>
                <draw:g>
                  <svg:desc>Tabelle1.G285:Tabelle1.G289</svg:desc>
                </draw:g>
              </table:table-cell>
              <table:table-cell office:value-type="float" office:value="21">
                <text:p>21</text:p>
                <draw:g>
                  <svg:desc>Tabelle1.K285:Tabelle1.K289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91cm" svg:y="0.316cm" chart:style-name="ch2">
          <text:p>huNoV P-domain</text:p>
        </chart:title>
        <chart:legend chart:legend-position="end" svg:x="4.97cm" svg:y="3.456cm" style:legend-expansion="high" chart:style-name="ch3"/>
        <chart:plot-area chart:style-name="ch4" chart:data-source-has-labels="both" svg:x="0.153cm" svg:y="1.275cm" svg:width="4.664cm" svg:height="7.549cm">
          <chart:coordinate-region svg:x="0.774cm" svg:y="1.474cm" svg:width="4.043cm" svg:height="6.2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307cm" svg:y="0.316cm" chart:style-name="ch2">
          <text:p>HuNoV P-domain</text:p>
        </chart:title>
        <chart:legend chart:legend-position="end" svg:x="6.382cm" svg:y="3.952cm" style:legend-expansion="high" chart:style-name="ch3"/>
        <chart:plot-area chart:style-name="ch4" table:cell-range-address="Tabelle1.U236:Tabelle1.W238 Tabelle1.V235:Tabelle1.W235" chart:data-source-has-labels="both" svg:x="0.163cm" svg:y="1.275cm" svg:width="6.056cm" svg:height="7.545cm">
          <chart:coordinate-region svg:x="0.784cm" svg:y="1.474cm" svg:width="5.435cm" svg:height="6.01cm"/>
          <chart:axis chart:dimension="x" chart:name="primary-x" chart:style-name="ch5" chartooo:axis-type="auto">
            <chartooo:date-scale/>
            <chart:categories table:cell-range-address="Tabelle1.U236:Tabelle1.U2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36:Tabelle1.V238" chart:label-cell-address="Tabelle1.V235:Tabelle1.V235" chart:class="chart:bar">
            <chart:data-point chart:repeated="3"/>
          </chart:series>
          <chart:series chart:style-name="ch9" chart:values-cell-range-address="Tabelle1.W236:Tabelle1.W238" chart:label-cell-address="Tabelle1.W235:Tabelle1.W23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35:Tabelle1.V235</svg:desc>
                </draw:g>
              </table:table-cell>
              <table:table-cell office:value-type="string">
                <text:p>wrong</text:p>
                <draw:g>
                  <svg:desc>Tabelle1.W235:Tabelle1.W235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36:Tabelle1.U238</svg:desc>
                </draw:g>
              </table:table-cell>
              <table:table-cell office:value-type="float" office:value="33">
                <text:p>33</text:p>
                <draw:g>
                  <svg:desc>Tabelle1.V236:Tabelle1.V238</svg:desc>
                </draw:g>
              </table:table-cell>
              <table:table-cell office:value-type="float" office:value="0">
                <text:p>0</text:p>
                <draw:g>
                  <svg:desc>Tabelle1.W236:Tabelle1.W23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156cm" svg:height="8.64cm">
          <chart:coordinate-region svg:x="0.97cm" svg:y="0.379cm" svg:width="4.349cm" svg:height="5.861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65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53cm" svg:width="6.907cm" svg:height="4.727cm">
          <chart:coordinate-region svg:x="1.214cm" svg:y="1.379cm" svg:width="5.836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7008547008547">
                <text:p>0.47008547008547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9847328244275">
                <text:p>0.419847328244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655cm" svg:height="8.618cm">
          <chart:coordinate-region svg:x="1.127cm" svg:y="0.378cm" svg:width="11.848cm" svg:height="5.521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156cm" svg:height="8.64cm">
          <chart:coordinate-region svg:x="1.287cm" svg:y="0.379cm" svg:width="4.032cm" svg:height="5.861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3cm" svg:y="0.252cm" chart:style-name="ch2">
          <text:p>MNV P-domain</text:p>
        </chart:title>
        <chart:legend chart:legend-position="end" svg:x="5.943cm" svg:y="2.371cm" style:legend-expansion="high" chart:style-name="ch3"/>
        <chart:plot-area chart:style-name="ch4" table:cell-range-address="Tabelle1.K38:Tabelle1.M4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38:Tabelle1.K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4" chart:label-cell-address="Tabelle1.I243:Tabelle1.I243" chart:class="chart:bar">
            <chart:data-point chart:repeated="7"/>
          </chart:series>
          <chart:series chart:style-name="ch9" chart:values-cell-range-address="Tabelle1.M38:Tabelle1.M4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38:Tabelle1.K44</svg:desc>
                </draw:g>
              </table:table-cell>
              <table:table-cell office:value-type="float" office:value="33">
                <text:p>33</text:p>
                <draw:g>
                  <svg:desc>Tabelle1.L38:Tabelle1.L44</svg:desc>
                </draw:g>
              </table:table-cell>
              <table:table-cell office:value-type="float" office:value="2">
                <text:p>2</text:p>
                <draw:g>
                  <svg:desc>Tabelle1.M38:Tabelle1.M4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92cm" svg:y="0.252cm" chart:style-name="ch2">
          <text:p>MSG</text:p>
        </chart:title>
        <chart:legend chart:legend-position="end" svg:x="5.943cm" svg:y="2.371cm" style:legend-expansion="high" chart:style-name="ch3"/>
        <chart:plot-area chart:style-name="ch4" table:cell-range-address="Tabelle1.K62:Tabelle1.M68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62:Tabelle1.K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8" chart:label-cell-address="Tabelle1.I243:Tabelle1.I243" chart:class="chart:bar">
            <chart:data-point chart:repeated="7"/>
          </chart:series>
          <chart:series chart:style-name="ch9" chart:values-cell-range-address="Tabelle1.M62:Tabelle1.M68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62:Tabelle1.K68</svg:desc>
                </draw:g>
              </table:table-cell>
              <table:table-cell office:value-type="float" office:value="46">
                <text:p>46</text:p>
                <draw:g>
                  <svg:desc>Tabelle1.L62:Tabelle1.L68</svg:desc>
                </draw:g>
              </table:table-cell>
              <table:table-cell office:value-type="float" office:value="8">
                <text:p>8</text:p>
                <draw:g>
                  <svg:desc>Tabelle1.M62:Tabelle1.M6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18cm" svg:y="0.252cm" chart:style-name="ch2">
          <text:p>MBP</text:p>
        </chart:title>
        <chart:legend chart:legend-position="end" svg:x="5.943cm" svg:y="2.371cm" style:legend-expansion="high" chart:style-name="ch3"/>
        <chart:plot-area chart:style-name="ch4" table:cell-range-address="Tabelle1.K80:Tabelle1.M86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80:Tabelle1.K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6" chart:label-cell-address="Tabelle1.I243:Tabelle1.I243" chart:class="chart:bar">
            <chart:data-point chart:repeated="7"/>
          </chart:series>
          <chart:series chart:style-name="ch9" chart:values-cell-range-address="Tabelle1.M80:Tabelle1.M8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80:Tabelle1.K86</svg:desc>
                </draw:g>
              </table:table-cell>
              <table:table-cell office:value-type="float" office:value="40">
                <text:p>40</text:p>
                <draw:g>
                  <svg:desc>Tabelle1.L80:Tabelle1.L86</svg:desc>
                </draw:g>
              </table:table-cell>
              <table:table-cell office:value-type="float" office:value="12">
                <text:p>12</text:p>
                <draw:g>
                  <svg:desc>Tabelle1.M80:Tabelle1.M8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001cm" svg:y="0.252cm" chart:style-name="ch2">
          <text:p>ATCase</text:p>
        </chart:title>
        <chart:legend chart:legend-position="end" svg:x="5.943cm" svg:y="2.371cm" style:legend-expansion="high" chart:style-name="ch3"/>
        <chart:plot-area chart:style-name="ch4" table:cell-range-address="Tabelle1.K99:Tabelle1.M105 Tabelle1.I243:Tabelle1.J243" chart:data-source-has-labels="both" svg:x="0.155cm" svg:y="1.147cm" svg:width="5.633cm" svg:height="4.576cm">
          <chart:coordinate-region svg:x="0.591cm" svg:y="1.347cm" svg:width="5.197cm" svg:height="3.729cm"/>
          <chart:axis chart:dimension="x" chart:name="primary-x" chart:style-name="ch5" chartooo:axis-type="auto">
            <chartooo:date-scale/>
            <chart:categories table:cell-range-address="Tabelle1.K99:Tabelle1.K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5" chart:label-cell-address="Tabelle1.I243:Tabelle1.I243" chart:class="chart:bar">
            <chart:data-point chart:repeated="7"/>
          </chart:series>
          <chart:series chart:style-name="ch9" chart:values-cell-range-address="Tabelle1.M99:Tabelle1.M105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99:Tabelle1.K105</svg:desc>
                </draw:g>
              </table:table-cell>
              <table:table-cell office:value-type="float" office:value="2">
                <text:p>2</text:p>
                <draw:g>
                  <svg:desc>Tabelle1.L99:Tabelle1.L105</svg:desc>
                </draw:g>
              </table:table-cell>
              <table:table-cell office:value-type="float" office:value="1">
                <text:p>1</text:p>
                <draw:g>
                  <svg:desc>Tabelle1.M99:Tabelle1.M10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424cm" svg:y="0.252cm" chart:style-name="ch2">
          <text:p>EIN</text:p>
        </chart:title>
        <chart:legend chart:legend-position="end" svg:x="5.943cm" svg:y="2.371cm" style:legend-expansion="high" chart:style-name="ch3"/>
        <chart:plot-area chart:style-name="ch4" table:cell-range-address="Tabelle1.K120:Tabelle1.M126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20:Tabelle1.K1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6" chart:label-cell-address="Tabelle1.I243:Tabelle1.I243" chart:class="chart:bar">
            <chart:data-point chart:repeated="7"/>
          </chart:series>
          <chart:series chart:style-name="ch9" chart:values-cell-range-address="Tabelle1.M120:Tabelle1.M1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20:Tabelle1.K126</svg:desc>
                </draw:g>
              </table:table-cell>
              <table:table-cell office:value-type="float" office:value="43">
                <text:p>43</text:p>
                <draw:g>
                  <svg:desc>Tabelle1.L120:Tabelle1.L126</svg:desc>
                </draw:g>
              </table:table-cell>
              <table:table-cell office:value-type="float" office:value="3">
                <text:p>3</text:p>
                <draw:g>
                  <svg:desc>Tabelle1.M120:Tabelle1.M1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66cm" svg:y="0.252cm" chart:style-name="ch2">
          <text:p>MrsB</text:p>
        </chart:title>
        <chart:legend chart:legend-position="end" svg:x="5.943cm" svg:y="2.371cm" style:legend-expansion="high" chart:style-name="ch3"/>
        <chart:plot-area chart:style-name="ch4" table:cell-range-address="Tabelle1.K136:Tabelle1.M142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36:Tabelle1.K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2" chart:label-cell-address="Tabelle1.I243:Tabelle1.I243" chart:class="chart:bar">
            <chart:data-point chart:repeated="7"/>
          </chart:series>
          <chart:series chart:style-name="ch9" chart:values-cell-range-address="Tabelle1.M136:Tabelle1.M142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36:Tabelle1.K142</svg:desc>
                </draw:g>
              </table:table-cell>
              <table:table-cell office:value-type="float" office:value="16">
                <text:p>16</text:p>
                <draw:g>
                  <svg:desc>Tabelle1.L136:Tabelle1.L142</svg:desc>
                </draw:g>
              </table:table-cell>
              <table:table-cell office:value-type="float" office:value="1">
                <text:p>1</text:p>
                <draw:g>
                  <svg:desc>Tabelle1.M136:Tabelle1.M14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35cm" svg:y="0.252cm" chart:style-name="ch2">
          <text:p>Ubiquitin</text:p>
        </chart:title>
        <chart:legend chart:legend-position="end" svg:x="5.943cm" svg:y="2.371cm" style:legend-expansion="high" chart:style-name="ch3"/>
        <chart:plot-area chart:style-name="ch4" table:cell-range-address="Tabelle1.K158:Tabelle1.M16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58:Tabelle1.K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4" chart:label-cell-address="Tabelle1.I243:Tabelle1.I243" chart:class="chart:bar">
            <chart:data-point chart:repeated="7"/>
          </chart:series>
          <chart:series chart:style-name="ch9" chart:values-cell-range-address="Tabelle1.M158:Tabelle1.M16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58:Tabelle1.K164</svg:desc>
                </draw:g>
              </table:table-cell>
              <table:table-cell office:value-type="float" office:value="13">
                <text:p>13</text:p>
                <draw:g>
                  <svg:desc>Tabelle1.L158:Tabelle1.L164</svg:desc>
                </draw:g>
              </table:table-cell>
              <table:table-cell office:value-type="float" office:value="0">
                <text:p>0</text:p>
                <draw:g>
                  <svg:desc>Tabelle1.M158:Tabelle1.M16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18cm" svg:y="0.252cm" chart:style-name="ch2">
          <text:p>a7a7</text:p>
        </chart:title>
        <chart:legend chart:legend-position="end" svg:x="5.943cm" svg:y="2.371cm" style:legend-expansion="high" chart:style-name="ch3"/>
        <chart:plot-area chart:style-name="ch4" table:cell-range-address="Tabelle1.K171:Tabelle1.M177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71:Tabelle1.K1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7" chart:label-cell-address="Tabelle1.I243:Tabelle1.I243" chart:class="chart:bar">
            <chart:data-point chart:repeated="7"/>
          </chart:series>
          <chart:series chart:style-name="ch9" chart:values-cell-range-address="Tabelle1.M171:Tabelle1.M177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71:Tabelle1.K177</svg:desc>
                </draw:g>
              </table:table-cell>
              <table:table-cell office:value-type="float" office:value="20">
                <text:p>20</text:p>
                <draw:g>
                  <svg:desc>Tabelle1.L171:Tabelle1.L177</svg:desc>
                </draw:g>
              </table:table-cell>
              <table:table-cell office:value-type="float" office:value="1">
                <text:p>1</text:p>
                <draw:g>
                  <svg:desc>Tabelle1.M171:Tabelle1.M17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224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53cm" svg:width="6.907cm" svg:height="4.727cm">
          <chart:coordinate-region svg:x="1.452cm" svg:y="1.38cm" svg:width="5.598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655cm" svg:height="8.618cm">
          <chart:coordinate-region svg:x="1.444cm" svg:y="0.378cm" svg:width="11.531cm" svg:height="5.521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82cm" svg:y="3.952cm" style:legend-expansion="high" chart:style-name="ch2"/>
        <chart:plot-area chart:style-name="ch3" table:cell-range-address="Tabelle1.H252:Tabelle1.J254 Tabelle1.I243:Tabelle1.J243" chart:data-source-has-labels="both" svg:x="0.163cm" svg:y="0.18cm" svg:width="6.056cm" svg:height="8.64cm">
          <chart:coordinate-region svg:x="0.97cm" svg:y="0.379cm" svg:width="5.249cm" svg:height="5.861cm"/>
          <chart:axis chart:dimension="x" chart:name="primary-x" chart:style-name="ch4" chartooo:axis-type="auto">
            <chartooo:date-scale/>
            <chart:categories table:cell-range-address="Tabelle1.H252:Tabelle1.H2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52:Tabelle1.I254" chart:label-cell-address="Tabelle1.I243:Tabelle1.I243" chart:class="chart:bar">
            <chart:data-point chart:repeated="3"/>
          </chart:series>
          <chart:series chart:style-name="ch8" chart:values-cell-range-address="Tabelle1.J252:Tabelle1.J254" chart:label-cell-address="Tabelle1.J243:Tabelle1.J24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52:Tabelle1.H254</svg:desc>
                </draw:g>
              </table:table-cell>
              <table:table-cell office:value-type="float" office:value="127">
                <text:p>127</text:p>
                <draw:g>
                  <svg:desc>Tabelle1.I252:Tabelle1.I254</svg:desc>
                </draw:g>
              </table:table-cell>
              <table:table-cell office:value-type="float" office:value="6">
                <text:p>6</text:p>
                <draw:g>
                  <svg:desc>Tabelle1.J252:Tabelle1.J254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53cm" svg:width="6.907cm" svg:height="4.727cm">
          <chart:coordinate-region svg:x="0.976cm" svg:y="1.379cm" svg:width="6.074cm" svg:height="3.854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45cm" svg:y="0.252cm" chart:style-name="ch2">
          <text:p>GTB</text:p>
        </chart:title>
        <chart:legend chart:legend-position="end" svg:x="5.943cm" svg:y="2.371cm" style:legend-expansion="high" chart:style-name="ch3"/>
        <chart:plot-area chart:style-name="ch4" table:cell-range-address="Tabelle1.L188:Tabelle1.N19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L188:Tabelle1.L1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4" chart:label-cell-address="Tabelle1.I243:Tabelle1.I243" chart:class="chart:bar">
            <chart:data-point chart:repeated="7"/>
          </chart:series>
          <chart:series chart:style-name="ch9" chart:values-cell-range-address="Tabelle1.N188:Tabelle1.N19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L188:Tabelle1.L194</svg:desc>
                </draw:g>
              </table:table-cell>
              <table:table-cell office:value-type="float" office:value="10">
                <text:p>10</text:p>
                <draw:g>
                  <svg:desc>Tabelle1.M188:Tabelle1.M194</svg:desc>
                </draw:g>
              </table:table-cell>
              <table:table-cell office:value-type="float" office:value="4">
                <text:p>4</text:p>
                <draw:g>
                  <svg:desc>Tabelle1.N188:Tabelle1.N19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568cm" svg:y="0.255cm" chart:style-name="ch2">
          <text:p>LmUGP apo (2oef*)</text:p>
        </chart:title>
        <chart:plot-area chart:style-name="ch3" table:cell-range-address="Tabelle1.C186:Tabelle1.C192 Tabelle1.F200:Tabelle1.F206" chart:data-source-has-labels="column" svg:x="0.143cm" svg:y="1.153cm" svg:width="6.907cm" svg:height="4.727cm">
          <chart:coordinate-region svg:x="1.214cm" svg:y="1.379cm" svg:width="5.836cm" svg:height="3.854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00:Tabelle1.F20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197674418604651">
                <text:p>0.197674418604651</text:p>
                <draw:g>
                  <svg:desc>Tabelle1.F200:Tabelle1.F20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309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67cm" svg:y="0.316cm" chart:style-name="ch2">
          <text:p>MNV P-domain</text:p>
        </chart:title>
        <chart:legend chart:legend-position="end" svg:x="4.977cm" svg:y="3.454cm" style:legend-expansion="high" chart:style-name="ch3"/>
        <chart:plot-area chart:style-name="ch4" table:cell-range-address="Tabelle1.E270:Tabelle1.G274 Tabelle1.F269:Tabelle1.G269 Tabelle1.H269:Tabelle1.H274 Tabelle1.K269:Tabelle1.K274" chart:data-source-has-labels="both" svg:x="0.153cm" svg:y="1.275cm" svg:width="4.671cm" svg:height="7.545cm">
          <chart:coordinate-region svg:x="0.774cm" svg:y="1.474cm" svg:width="4.05cm" svg:height="5.75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0:Tabelle1.F274" chart:label-cell-address="Tabelle1.F269:Tabelle1.F269" chart:class="chart:bar">
            <chart:data-point chart:repeated="5"/>
            <loext:propertry-mapping loext:property="BorderColor" loext:cell-range-address="Tabelle1.F270:Tabelle1.F274"/>
          </chart:series>
          <chart:series chart:style-name="ch9" chart:values-cell-range-address="Tabelle1.H270:Tabelle1.H274" chart:label-cell-address="Tabelle1.H269:Tabelle1.H269" chart:class="chart:bar">
            <chart:data-point chart:repeated="5"/>
            <loext:propertry-mapping loext:property="BorderColor" loext:cell-range-address="Tabelle1.H270:Tabelle1.H274"/>
          </chart:series>
          <chart:series chart:style-name="ch10" chart:values-cell-range-address="Tabelle1.G270:Tabelle1.G274" chart:label-cell-address="Tabelle1.G269:Tabelle1.G269" chart:class="chart:bar">
            <chart:data-point chart:repeated="5"/>
            <loext:propertry-mapping loext:property="BorderColor" loext:cell-range-address="Tabelle1.G270:Tabelle1.G274"/>
          </chart:series>
          <chart:series chart:style-name="ch11" chart:values-cell-range-address="Tabelle1.K270:Tabelle1.K274" chart:label-cell-address="Tabelle1.K269:Tabelle1.K269" chart:class="chart:bar">
            <chart:data-point chart:repeated="5"/>
            <loext:propertry-mapping loext:property="BorderColor" loext:cell-range-address="Tabelle1.K270:Tabelle1.K27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052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53cm" svg:width="6.907cm" svg:height="4.727cm">
          <chart:coordinate-region svg:x="0.912cm" svg:y="1.379cm" svg:width="6.138cm" svg:height="2.77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25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88cm" svg:y="0.252cm" chart:style-name="ch2">
          <text:p>HuNoV P-domain</text:p>
        </chart:title>
        <chart:legend chart:legend-position="end" svg:x="5.943cm" svg:y="2.371cm" style:legend-expansion="high" chart:style-name="ch3"/>
        <chart:plot-area chart:style-name="ch4" table:cell-range-address="Tabelle1.K5:Tabelle1.M11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5:Tabelle1.K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1" chart:label-cell-address="Tabelle1.I243:Tabelle1.I243" chart:class="chart:bar">
            <chart:data-point chart:repeated="7"/>
          </chart:series>
          <chart:series chart:style-name="ch9" chart:values-cell-range-address="Tabelle1.M5:Tabelle1.M11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5:Tabelle1.K11</svg:desc>
                </draw:g>
              </table:table-cell>
              <table:table-cell office:value-type="float" office:value="28">
                <text:p>28</text:p>
                <draw:g>
                  <svg:desc>Tabelle1.L5:Tabelle1.L11</svg:desc>
                </draw:g>
              </table:table-cell>
              <table:table-cell office:value-type="float" office:value="2">
                <text:p>2</text:p>
                <draw:g>
                  <svg:desc>Tabelle1.M5:Tabelle1.M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